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2.12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12.74mm"/>
    </style:style>
    <style:style style:name="co7" style:family="table-column">
      <style:table-column-properties fo:break-before="auto" style:column-width="29.93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8.63mm"/>
    </style:style>
    <style:style style:name="co10" style:family="table-column">
      <style:table-column-properties fo:break-before="auto" style:column-width="31.66mm"/>
    </style:style>
    <style:style style:name="co11" style:family="table-column">
      <style:table-column-properties fo:break-before="auto" style:column-width="14.59mm"/>
    </style:style>
    <style:style style:name="co12" style:family="table-column">
      <style:table-column-properties fo:break-before="auto" style:column-width="7.6mm"/>
    </style:style>
    <style:style style:name="co13" style:family="table-column">
      <style:table-column-properties fo:break-before="auto" style:column-width="53.04mm"/>
    </style:style>
    <style:style style:name="co14" style:family="table-column">
      <style:table-column-properties fo:break-before="auto" style:column-width="30.22mm"/>
    </style:style>
    <style:style style:name="co15" style:family="table-column">
      <style:table-column-properties fo:break-before="auto" style:column-width="20.3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"/>
    <style:style style:name="ce8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1"/>
    <style:style style:name="ce10" style:family="table-cell" style:parent-style-name="Default" style:data-style-name="N11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1" style:family="table-cell" style:parent-style-name="Default" style:data-style-name="N112"/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111111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m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end" fo:margin-left="0mm"/>
    </style:style>
    <style:style style:name="ce21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background-color="#111111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808080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3" style:family="table-cell" style:parent-style-name="Default" style:data-style-name="N112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34" style:family="table-cell" style:parent-style-name="Default" style:data-style-name="N112">
      <style:text-properties fo:font-size="8pt" style:font-size-asian="8pt" style:font-size-complex="8pt"/>
    </style:style>
    <style:style style:name="ce35" style:family="table-cell" style:parent-style-name="Default" style:data-style-name="N11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36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37" style:family="table-cell" style:parent-style-name="Default" style:data-style-name="N112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8pt" style:font-size-asian="8pt" style:font-size-complex="8pt"/>
    </style:style>
    <style:style style:name="ce39" style:family="table-cell" style:parent-style-name="Default" style:data-style-name="N11">
      <style:table-cell-properties fo:border-bottom="none" fo:background-color="#808080" fo:border-left="none" fo:border-right="none" fo:border-top="0.74pt solid #000000"/>
      <style:text-properties fo:font-size="8pt" style:font-size-asian="8pt" style:font-size-complex="8pt"/>
    </style:style>
    <style:style style:name="ce40" style:family="table-cell" style:parent-style-name="Default" style:data-style-name="N112">
      <style:table-cell-properties fo:background-color="#cccccc"/>
      <style:text-properties fo:font-size="8pt" style:font-size-asian="8pt" style:font-size-complex="8pt"/>
    </style:style>
    <style:style style:name="ce41" style:family="table-cell" style:parent-style-name="Default" style:data-style-name="N112">
      <style:table-cell-properties fo:border="none"/>
    </style:style>
    <style:style style:name="ce42" style:family="table-cell" style:parent-style-name="Default">
      <style:table-cell-properties fo:background-color="#808080" fo:border="none"/>
      <style:text-properties fo:font-size="8pt" style:font-size-asian="8pt" style:font-size-complex="8pt"/>
    </style:style>
    <style:style style:name="ce43" style:family="table-cell" style:parent-style-name="Default">
      <style:table-cell-properties fo:border="none"/>
      <style:text-properties fo:font-size="8pt" style:font-size-asian="8pt" style:font-size-complex="8pt"/>
    </style:style>
    <style:style style:name="ce44" style:family="table-cell" style:parent-style-name="Default" style:data-style-name="N11">
      <style:table-cell-properties fo:background-color="#cccccc"/>
      <style:text-properties fo:font-size="8pt" style:font-size-asian="8pt" style:font-size-complex="8pt"/>
    </style:style>
    <style:style style:name="ce45" style:family="table-cell" style:parent-style-name="Default" style:data-style-name="N11"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999999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48" style:family="table-cell" style:parent-style-name="Default">
      <style:table-cell-properties fo:border-bottom="0.74pt solid #000000" fo:border-left="none" fo:border-right="none" fo:border-top="none" style:vertical-align="bottom"/>
    </style:style>
    <style:style style:name="ce49" style:family="table-cell" style:parent-style-name="Default" style:data-style-name="N3"/>
    <style:style style:name="ce50" style:family="table-cell" style:parent-style-name="Default" style:data-style-name="N3">
      <style:table-cell-properties fo:border-bottom="0.74pt solid #000000" fo:border-left="none" fo:border-right="none" fo:border-top="none" style:vertical-align="bottom"/>
    </style:style>
    <style:style style:name="ce51" style:family="table-cell" style:parent-style-name="Default" style:data-style-name="N3">
      <style:text-properties fo:font-weight="bold" style:font-weight-asian="bold" style:font-weight-complex="bold"/>
    </style:style>
    <style:style style:name="ce52" style:family="table-cell" style:parent-style-name="Default" style:data-style-name="N112">
      <style:table-cell-properties fo:border-bottom="0.74pt solid #000000" fo:border-left="none" fo:border-right="none" fo:border-top="none" style:vertical-align="bottom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4"/>
    <style:style style:name="ce56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default-cell-style-name="ce8"/>
        <table:table-column table:style-name="co5" table:default-cell-style-name="ce6"/>
        <table:table-column table:style-name="co6" table:default-cell-style-name="ce8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ce15"/>
          <table:table-cell table:style-name="ce17"/>
          <table:table-cell table:number-columns-repeated="2"/>
          <table:table-cell table:style-name="ce2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Play &amp; Non-Plays</text:p>
          </table:table-cell>
          <table:covered-table-cell table:number-columns-repeated="3" table:style-name="ce12"/>
          <table:table-cell/>
          <table:table-cell table:style-name="ce15"/>
          <table:table-cell table:style-name="ce18" table:number-columns-repeated="2"/>
          <table:table-cell table:style-name="ce21" office:value-type="string" calcext:value-type="string" table:number-columns-spanned="3" table:number-rows-spanned="1">
            <text:p>Play events</text:p>
          </table:table-cell>
          <table:covered-table-cell table:number-columns-repeated="2" table:style-name="ce23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style-name="ce4"/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  <table:table-cell table:style-name="ce16" office:value-type="string" calcext:value-type="string">
            <text:p>Precision</text:p>
          </table:table-cell>
          <table:table-cell table:style-name="ce16" office:value-type="string" calcext:value-type="string">
            <text:p>Recall</text:p>
          </table:table-cell>
          <table:table-cell table:style-name="ce19" office:value-type="string" calcext:value-type="string">
            <text:p>F1-Score</text:p>
          </table:table-cell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5" office:value-type="percentage" office:value="0.84" calcext:value-type="percentage">
            <text:p>84%</text:p>
          </table:table-cell>
          <table:table-cell table:style-name="ce10"/>
          <table:table-cell table:style-name="ce5" office:value-type="percentage" office:value="0.8" calcext:value-type="percentage">
            <text:p>80%</text:p>
          </table:table-cell>
          <table:table-cell table:style-name="ce10" table:number-columns-repeated="2"/>
          <table:table-cell table:style-name="ce10" office:value-type="percentage" office:value="0.91" calcext:value-type="percentage">
            <text:p>91.0%</text:p>
          </table:table-cell>
          <table:table-cell table:style-name="ce13" office:value-type="percentage" office:value="0.86" calcext:value-type="percentage">
            <text:p>86.00%</text:p>
          </table:table-cell>
          <table:table-cell table:style-name="ce20" office:value-type="percentage" office:value="0.88" calcext:value-type="percentage">
            <text:p>88.00%</text:p>
          </table:table-cell>
          <table:table-cell table:style-name="ce13" office:value-type="percentage" office:value="0.1" calcext:value-type="percentage">
            <text:p>10.00%</text:p>
          </table:table-cell>
          <table:table-cell table:style-name="ce13" office:value-type="percentage" office:value="0.16" calcext:value-type="percentage">
            <text:p>16.00%</text:p>
          </table:table-cell>
          <table:table-cell table:style-name="ce20" office:value-type="percentage" office:value="0.12" calcext:value-type="percentage">
            <text:p>12.00%</text:p>
          </table:table-cell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office:value-type="percentage" office:value="0.84" calcext:value-type="percentage">
            <text:p>84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6" calcext:value-type="percentage">
            <text:p>96.00%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13" calcext:value-type="percentage">
            <text:p>13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7" office:value-type="percentage" office:value="0.786" calcext:value-type="percentage">
            <text:p>79%</text:p>
          </table:table-cell>
          <table:table-cell table:style-name="ce11" office:value-type="percentage" office:value="0.002" calcext:value-type="percentage">
            <text:p>0.2%</text:p>
          </table:table-cell>
          <table:table-cell table:style-name="ce7" office:value-type="percentage" office:value="0.876" calcext:value-type="percentage">
            <text:p>88%</text:p>
          </table:table-cell>
          <table:table-cell table:style-name="ce11" office:value-type="percentage" office:value="0.001" calcext:value-type="percentage">
            <text:p>0.1%</text:p>
          </table:table-cell>
          <table:table-cell table:style-name="ce11"/>
          <table:table-cell table:style-name="ce8" office:value-type="percentage" office:value="0.97" calcext:value-type="percentage">
            <text:p>97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75" calcext:value-type="percentage">
            <text:p>75.00%</text:p>
          </table:table-cell>
          <table:table-cell table:style-name="ce20" office:value-type="percentage" office:value="0.77" calcext:value-type="percentage">
            <text:p>77.00%</text:p>
          </table:table-cell>
        </table:table-row>
        <table:table-row table:style-name="ro1">
          <table:table-cell/>
          <table:table-cell office:value-type="string" calcext:value-type="string">
            <text:p>Linear SVM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5" calcext:value-type="percentage">
            <text:p>95.0%</text:p>
          </table:table-cell>
          <table:table-cell table:style-name="ce14" office:value-type="percentage" office:value="0.98" calcext:value-type="percentage">
            <text:p>98.00%</text:p>
          </table:table-cell>
          <table:table-cell table:style-name="ce20" office:value-type="percentage" office:value="0.97" calcext:value-type="percentage">
            <text:p>97.00%</text:p>
          </table:table-cell>
          <table:table-cell table:style-name="ce14" office:value-type="percentage" office:value="0.79" calcext:value-type="percentage">
            <text:p>79.00%</text:p>
          </table:table-cell>
          <table:table-cell table:style-name="ce14" office:value-type="percentage" office:value="0.63" calcext:value-type="percentage">
            <text:p>63.00%</text:p>
          </table:table-cell>
          <table:table-cell table:style-name="ce20" office:value-type="percentage" office:value="0.7" calcext:value-type="percentage">
            <text:p>70.00%</text:p>
          </table:table-cell>
        </table:table-row>
        <table:table-row table:style-name="ro1">
          <table:table-cell/>
          <table:table-cell office:value-type="string" calcext:value-type="string">
            <text:p>RBF Regression</text:p>
          </table:table-cell>
          <table:table-cell/>
          <table:table-cell office:value-type="percentage" office:value="0.874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873" calcext:value-type="percentage">
            <text:p>87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86" calcext:value-type="percentage">
            <text:p>86.0%</text:p>
          </table:table-cell>
          <table:table-cell table:style-name="ce14" office:value-type="percentage" office:value="0.59" calcext:value-type="percentage">
            <text:p>59.00%</text:p>
          </table:table-cell>
          <table:table-cell table:style-name="ce20" office:value-type="percentage" office:value="0.7" calcext:value-type="percentage">
            <text:p>70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14" office:value-type="percentage" office:value="0.41" calcext:value-type="percentage">
            <text:p>41.00%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office:value-type="string" calcext:value-type="string">
            <text:p>RNN T1 only</text:p>
          </table:table-cell>
          <table:table-cell/>
          <table:table-cell office:value-type="percentage" office:value="0.92" calcext:value-type="percentage">
            <text:p>92%</text:p>
          </table:table-cell>
          <table:table-cell office:value-type="percentage" office:value="0.006" calcext:value-type="percentage">
            <text:p>0.6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005" calcext:value-type="percentage">
            <text:p>0.5%</text:p>
          </table:table-cell>
          <table:table-cell table:style-name="ce8"/>
          <table:table-cell table:style-name="ce8" office:value-type="percentage" office:value="0.91" calcext:value-type="percentage">
            <text:p>91.0%</text:p>
          </table:table-cell>
          <table:table-cell table:style-name="ce14" office:value-type="percentage" office:value="0.94" calcext:value-type="percentage">
            <text:p>94.00%</text:p>
          </table:table-cell>
          <table:table-cell table:style-name="ce20" office:value-type="percentage" office:value="0.92" calcext:value-type="percentage">
            <text:p>92.00%</text:p>
          </table:table-cell>
          <table:table-cell table:style-name="ce14" office:value-type="percentage" office:value="0.24" calcext:value-type="percentage">
            <text:p>24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20" office:value-type="percentage" office:value="0.18" calcext:value-type="percentage">
            <text:p>18.00%</text:p>
          </table:table-cell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style-name="ce8" office:value-type="percentage" office:value="0.93" calcext:value-type="percentage">
            <text:p>93.0%</text:p>
          </table:table-cell>
          <table:table-cell table:style-name="ce14" office:value-type="percentage" office:value="0.97" calcext:value-type="percentage">
            <text:p>97.00%</text:p>
          </table:table-cell>
          <table:table-cell table:style-name="ce20" office:value-type="percentage" office:value="0.95" calcext:value-type="percentage">
            <text:p>95.00%</text:p>
          </table:table-cell>
          <table:table-cell table:style-name="ce14" office:value-type="percentage" office:value="0.66" calcext:value-type="percentage">
            <text:p>66.00%</text:p>
          </table:table-cell>
          <table:table-cell table:style-name="ce14" office:value-type="percentage" office:value="0.46" calcext:value-type="percentage">
            <text:p>46.00%</text:p>
          </table:table-cell>
          <table:table-cell table:style-name="ce20" office:value-type="percentage" office:value="0.54" calcext:value-type="percentage">
            <text:p>54.00%</text:p>
          </table:table-cell>
        </table:table-row>
        <table:table-row table:style-name="ro1">
          <table:table-cell table:number-columns-repeated="3"/>
          <table:table-cell table:style-name="ce9"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rain rows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 office:value-type="string" calcext:value-type="string">
            <text:p>500k</text:p>
          </table:table-cell>
          <table:table-cell table:style-name="ce5" office:value-type="percentage" office:value="0.79" calcext:value-type="percentage">
            <text:p>79%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5" office:value-type="percentage" office:value="0.13" calcext:value-type="percentage">
            <text:p>13%</text:p>
          </table:table-cell>
          <table:table-cell table:style-name="ce13" office:value-type="percentage" office:value="0.0003" calcext:value-type="percentage">
            <text:p>0.03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 office:value-type="string" calcext:value-type="string">
            <text:p>500k</text:p>
          </table:table-cell>
          <table:table-cell office:value-type="percentage" office:value="0.41" calcext:value-type="percentage">
            <text:p>41%</text:p>
          </table:table-cell>
          <table:table-cell office:value-type="percentage" office:value="0.005" calcext:value-type="percentage">
            <text:p>0.5%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005" calcext:value-type="percentage">
            <text:p>0.5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 office:value-type="string" calcext:value-type="string">
            <text:p>500k</text:p>
          </table:table-cell>
          <table:table-cell table:style-name="ce7" office:value-type="percentage" office:value="0.67" calcext:value-type="percentage">
            <text:p>67%</text:p>
          </table:table-cell>
          <table:table-cell table:style-name="ce11" office:value-type="percentage" office:value="0.005" calcext:value-type="percentage">
            <text:p>0.5%</text:p>
          </table:table-cell>
          <table:table-cell table:style-name="ce7" office:value-type="percentage" office:value="0.73" calcext:value-type="percentage">
            <text:p>73%</text:p>
          </table:table-cell>
          <table:table-cell table:style-name="ce11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 office:value-type="string" calcext:value-type="string">
            <text:p>500k</text:p>
          </table:table-cell>
          <table:table-cell office:value-type="percentage" office:value="0.81" calcext:value-type="percentage">
            <text:p>81%</text:p>
          </table:table-cell>
          <table:table-cell table:style-name="ce14" office:value-type="percentage" office:value="0.0004" calcext:value-type="percentage">
            <text:p>0.04%</text:p>
          </table:table-cell>
          <table:table-cell office:value-type="percentage" office:value="0.68" calcext:value-type="percentage">
            <text:p>68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 office:value-type="string" calcext:value-type="string">
            <text:p>100k</text:p>
          </table:table-cell>
          <table:table-cell office:value-type="percentage" office:value="0.77" calcext:value-type="percentage">
            <text:p>77%</text:p>
          </table:table-cell>
          <table:table-cell table:style-name="ce14" office:value-type="percentage" office:value="0.0001" calcext:value-type="percentage">
            <text:p>0.01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41.51mm" svg:x="74.84mm" svg:y="80.19mm" draw:caption-point-x="-6.1mm" draw:caption-point-y="15.1mm">
              <dc:date>2017-08-17T00:00:00</dc:date>
              <text:p text:style-name="P1"><text:span text:style-name="T1">Features len: 2 User Iteration: 20 Samples per user: 10 Batch iterations: 10 Batch size: 50 N_Steps: 336 Units: 250 Layers 4 Weighting 2</text:span></text:p>
            </office:annotation>
            <text:p>RNN-LSTM <text:s/>(T-1)</text:p>
          </table:table-cell>
          <table:table-cell office:value-type="string" calcext:value-type="string">
            <text:p>50k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001" calcext:value-type="percentage">
            <text:p>0.1%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NN (T1 .. T5weks)</text:p>
          </table:table-cell>
          <table:table-cell office:value-type="string" calcext:value-type="string">
            <text:p>50k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008" calcext:value-type="percentage">
            <text:p>0.8%</text:p>
          </table:table-cell>
          <table:table-cell table:style-name="ce8" office:value-type="percentage" office:value="0.64" calcext:value-type="percentage">
            <text:p>64.0%</text:p>
          </table:table-cell>
          <table:table-cell office:value-type="percentage" office:value="0.007" calcext:value-type="percentage">
            <text:p>0.7%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4" table:number-rows-spanned="1">
            <text:p>1<text:span text:style-name="T2">st</text:span> Play events only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/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(+/-)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(+/-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aseline</text:p>
          </table:table-cell>
          <table:table-cell table:style-name="ce2"/>
          <table:table-cell table:style-name="ce10" office:value-type="percentage" office:value="0.0015" calcext:value-type="percentage">
            <text:p>0.2%</text:p>
          </table:table-cell>
          <table:table-cell table:style-name="ce10" office:value-type="percentage" office:value="0.0002" calcext:value-type="percentage">
            <text:p>0.0%</text:p>
          </table:table-cell>
          <table:table-cell table:style-name="ce10" office:value-type="percentage" office:value="0.15" calcext:value-type="percentage">
            <text:p>15.0%</text:p>
          </table:table-cell>
          <table:table-cell table:style-name="ce10" office:value-type="percentage" office:value="0.0014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yesian Inference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table:style-name="ce11" office:value-type="percentage" office:value="0.0029" calcext:value-type="percentage">
            <text:p>0.3%</text:p>
          </table:table-cell>
          <table:table-cell table:style-name="ce11" office:value-type="percentage" office:value="0" calcext:value-type="percentage">
            <text:p>0.0%</text:p>
          </table:table-cell>
          <table:table-cell table:style-name="ce11" office:value-type="percentage" office:value="0.62" calcext:value-type="percentage">
            <text:p>62.0%</text:p>
          </table:table-cell>
          <table:table-cell table:style-name="ce11" office:value-type="percentage" office:value="0.001" calcext:value-type="percentage">
            <text:p>0.1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ar SVM Classification</text:p>
          </table:table-cell>
          <table:table-cell/>
          <table:table-cell table:style-name="ce8" office:value-type="percentage" office:value="0" calcext:value-type="percentage">
            <text:p>0.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VM RBF Classification</text:p>
          </table:table-cell>
          <table:table-cell/>
          <table:table-cell table:style-name="ce8"/>
          <table:table-cell table:style-name="ce14"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28.99mm" svg:height="41.51mm" svg:x="68.74mm" svg:y="150.01mm" draw:caption-point-x="0mm" draw:caption-point-y="0mm">
              <dc:date>2017-08-17T00:00:00</dc:date>
              <text:p text:style-name="P1"><text:span text:style-name="T1">Features len: 2 </text:span><text:span text:style-name="T1">User Iteration: </text:span><text:span text:style-name="T1">20 Samples per </text:span><text:span text:style-name="T1">user: 10 Batch </text:span><text:span text:style-name="T1">iterations: 10 </text:span><text:span text:style-name="T1">Batch size: 50 </text:span><text:span text:style-name="T1">N_Steps: 336 </text:span><text:span text:style-name="T1">Units: 250 </text:span><text:span text:style-name="T1">Layers 4 </text:span><text:span text:style-name="T1">Weighting 2</text:span></text:p>
            </office:annotation>
            <text:p>RNN-LSTM <text:s/>(T-1)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RNN-All Features</text:p>
          </table:table-cell>
          <table:table-cell/>
          <table:table-cell table:style-name="ce8"/>
          <table:table-cell/>
          <table:table-cell table:style-name="ce8"/>
          <table:table-cell table:number-columns-repeated="8"/>
        </table:table-row>
      </table:table>
      <table:table table:name="RNN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Hidden periods</text:p>
          </table:table-cell>
          <table:table-cell table:number-columns-repeated="2"/>
          <table:table-cell office:value-type="string" calcext:value-type="string">
            <text:p>Hidden user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-layers</text:p>
          </table:table-cell>
          <table:table-cell table:style-name="ce9" office:value-type="percentage" office:value="0.47" calcext:value-type="percentage">
            <text:p>47.00%</text:p>
          </table:table-cell>
          <table:table-cell table:style-name="ce9" office:value-type="percentage" office:value="0.07" calcext:value-type="percentage">
            <text:p>7.00%</text:p>
          </table:table-cell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40-layers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08" calcext:value-type="percentage">
            <text:p>8.00%</text:p>
          </table:table-cell>
          <table:table-cell/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0-layers</text:p>
          </table:table-cell>
          <table:table-cell table:style-name="ce9" office:value-type="percentage" office:value="0.55" calcext:value-type="percentage">
            <text:p>55.00%</text:p>
          </table:table-cell>
          <table:table-cell table:style-name="ce9" office:value-type="percentage" office:value="0.07" calcext:value-type="percentage">
            <text:p>7.00%</text:p>
          </table:table-cell>
          <table:table-cell/>
          <table:table-cell table:style-name="ce9" office:value-type="percentage" office:value="0.47" calcext:value-type="percentage">
            <text:p>47.00%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3 layers</text:p>
          </table:table-cell>
          <table:table-cell table:style-name="ce9" table:number-columns-repeated="2"/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250-layers</text:p>
          </table:table-cell>
          <table:table-cell table:style-name="ce9" office:value-type="percentage" office:value="0.55" calcext:value-type="percentage">
            <text:p>55.00%</text:p>
          </table:table-cell>
          <table:table-cell table:style-name="ce9" office:value-type="percentage" office:value="0.06" calcext:value-type="percentage">
            <text:p>6.00%</text:p>
          </table:table-cell>
          <table:table-cell/>
          <table:table-cell table:style-name="ce9" office:value-type="percentage" office:value="0.46" calcext:value-type="percentage">
            <text:p>46.00%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4" office:value-type="string" calcext:value-type="string">
            <text:p>Run numbe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Features list</text:p>
          </table:table-cell>
          <table:table-cell table:number-columns-repeated="3" table:style-name="ce29" office:value-type="string" calcext:value-type="string">
            <text:p>t-1</text:p>
          </table:table-cell>
          <table:table-cell table:number-columns-repeated="6" table:style-name="ce29" office:value-type="string" calcext:value-type="string">
            <text:p>All</text:p>
          </table:table-cell>
          <table:table-cell table:style-name="ce29" office:value-type="string" calcext:value-type="string">
            <text:p>t-1</text:p>
          </table:table-cell>
          <table:table-cell table:style-name="ce29"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/>
          <table:table-cell table:style-name="ce25"/>
          <table:table-cell table:style-name="ce29" table:number-columns-repeated="11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<text:s text:c="3"/>User iteration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0" calcext:value-type="float">
            <text:p>20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3" table:style-name="ce3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<text:s text:c="3"/>Samples per user</text:p>
          </table:table-cell>
          <table:table-cell table:number-columns-repeated="3" table:style-name="ce30" office:value-type="float" office:value="1000" calcext:value-type="float">
            <text:p>1000</text:p>
          </table:table-cell>
          <table:table-cell table:style-name="ce31" office:value-type="float" office:value="500" calcext:value-type="float">
            <text:p>50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00" calcext:value-type="float">
            <text:p>10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26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Total samples</text:p>
          </table:table-cell>
          <table:table-cell table:style-name="ce31" table:formula="of:=[.C16]*[.C15]" office:value-type="float" office:value="2000" calcext:value-type="float">
            <text:p>2000</text:p>
          </table:table-cell>
          <table:table-cell table:style-name="ce30" table:formula="of:=[.D16]*[.D15]" office:value-type="float" office:value="5000" calcext:value-type="float">
            <text:p>5000</text:p>
          </table:table-cell>
          <table:table-cell table:style-name="ce30" table:formula="of:=[.E16]*[.E15]" office:value-type="float" office:value="5000" calcext:value-type="float">
            <text:p>5000</text:p>
          </table:table-cell>
          <table:table-cell table:style-name="ce30" table:formula="of:=[.F16]*[.F15]" office:value-type="float" office:value="10000" calcext:value-type="float">
            <text:p>10000</text:p>
          </table:table-cell>
          <table:table-cell table:style-name="ce26" table:formula="of:=[.G16]*[.G15]" office:value-type="float" office:value="6" calcext:value-type="float">
            <text:p>6</text:p>
          </table:table-cell>
          <table:table-cell table:style-name="ce26" table:formula="of:=[.H16]*[.H15]" office:value-type="float" office:value="100" calcext:value-type="float">
            <text:p>100</text:p>
          </table:table-cell>
          <table:table-cell table:style-name="ce26" table:formula="of:=[.I16]*[.I15]" office:value-type="float" office:value="400" calcext:value-type="float">
            <text:p>400</text:p>
          </table:table-cell>
          <table:table-cell table:style-name="ce30" table:formula="of:=[.J16]*[.J15]" office:value-type="float" office:value="10000" calcext:value-type="float">
            <text:p>10000</text:p>
          </table:table-cell>
          <table:table-cell table:style-name="ce26" table:formula="of:=[.K16]*[.K15]" office:value-type="float" office:value="200" calcext:value-type="float">
            <text:p>200</text:p>
          </table:table-cell>
          <table:table-cell table:style-name="ce32" table:formula="of:=[.L16]*[.L15]" office:value-type="float" office:value="1000" calcext:value-type="float">
            <text:p>1000</text:p>
          </table:table-cell>
          <table:table-cell table:style-name="ce32" table:formula="of:=[.M16]*[.M15]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Batch Iterations</text:p>
          </table:table-cell>
          <table:table-cell table:style-name="ce32" office:value-type="float" office:value="20" calcext:value-type="float">
            <text:p>20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number-columns-repeated="3" table:style-name="ce26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3" table:style-name="ce26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Batch size</text:p>
          </table:table-cell>
          <table:table-cell table:number-columns-repeated="3" table:style-name="ce30" office:value-type="float" office:value="1000" calcext:value-type="float">
            <text:p>1000</text:p>
          </table:table-cell>
          <table:table-cell table:style-name="ce26" office:value-type="float" office:value="20" calcext:value-type="float">
            <text:p>2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3" table:style-name="ce26" office:value-type="float" office:value="50" calcext:value-type="float">
            <text:p>5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26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Time steps</text:p>
          </table:table-cell>
          <table:table-cell table:style-name="ce32" office:value-type="float" office:value="336" calcext:value-type="float">
            <text:p>336</text:p>
          </table:table-cell>
          <table:table-cell table:number-columns-repeated="5" table:style-name="ce30" office:value-type="float" office:value="672" calcext:value-type="float">
            <text:p>672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30"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Hidden Units</text:p>
          </table:table-cell>
          <table:table-cell table:style-name="ce32" office:value-type="float" office:value="150" calcext:value-type="float">
            <text:p>150</text:p>
          </table:table-cell>
          <table:table-cell table:number-columns-repeated="2" table:style-name="ce30" office:value-type="float" office:value="250" calcext:value-type="float">
            <text:p>250</text:p>
          </table:table-cell>
          <table:table-cell table:style-name="ce42" office:value-type="float" office:value="250" calcext:value-type="float">
            <text:p>250</text:p>
          </table:table-cell>
          <table:table-cell table:style-name="ce30" office:value-type="float" office:value="250" calcext:value-type="float">
            <text:p>250</text:p>
          </table:table-cell>
          <table:table-cell table:number-columns-repeated="2" table:style-name="ce26" office:value-type="float" office:value="100" calcext:value-type="float">
            <text:p>100</text:p>
          </table:table-cell>
          <table:table-cell table:number-columns-repeated="2" table:style-name="ce32" office:value-type="float" office:value="150" calcext:value-type="float">
            <text:p>150</text:p>
          </table:table-cell>
          <table:table-cell table:number-columns-repeated="2" table:style-name="ce30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Layers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5" table:style-name="ce3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Imbalance data weighting</text:p>
          </table:table-cell>
          <table:table-cell table:number-columns-repeated="2" table:style-name="ce29" office:value-type="string" calcext:value-type="string">
            <text:p>none</text:p>
          </table:table-cell>
          <table:table-cell table:number-columns-repeated="6" table:style-name="ce38" office:value-type="string" calcext:value-type="string">
            <text:p>none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47" table:number-columns-repeated="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Precision</text:p>
          </table:table-cell>
          <table:table-cell table:style-name="ce33" table:number-columns-repeated="2"/>
          <table:table-cell table:style-name="ce34" office:value-type="percentage" office:value="0.91" calcext:value-type="percentage">
            <text:p>91.0%</text:p>
          </table:table-cell>
          <table:table-cell table:style-name="ce34" office:value-type="percentage" office:value="0.93" calcext:value-type="percentage">
            <text:p>93.0%</text:p>
          </table:table-cell>
          <table:table-cell table:style-name="ce45" office:value-type="percentage" office:value="0.91" calcext:value-type="percentage">
            <text:p>91.00%</text:p>
          </table:table-cell>
          <table:table-cell table:style-name="ce45" office:value-type="percentage" office:value="0.89" calcext:value-type="percentage">
            <text:p>89.00%</text:p>
          </table:table-cell>
          <table:table-cell table:number-columns-repeated="2" table:style-name="ce45" office:value-type="percentage" office:value="0.92" calcext:value-type="percentage">
            <text:p>92.00%</text:p>
          </table:table-cell>
          <table:table-cell table:style-name="ce45" office:value-type="percentage" office:value="0.89" calcext:value-type="percentage">
            <text:p>89.00%</text:p>
          </table:table-cell>
          <table:table-cell table:style-name="ce45" table:number-columns-repeated="2"/>
          <table:table-cell table:style-name="ce9" table:number-columns-repeated="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Recall</text:p>
          </table:table-cell>
          <table:table-cell table:style-name="ce34" table:number-columns-repeated="2"/>
          <table:table-cell table:style-name="ce34" office:value-type="percentage" office:value="0.94" calcext:value-type="percentage">
            <text:p>94.0%</text:p>
          </table:table-cell>
          <table:table-cell table:style-name="ce34" office:value-type="percentage" office:value="0.97" calcext:value-type="percentage">
            <text:p>97.0%</text:p>
          </table:table-cell>
          <table:table-cell table:style-name="ce45" office:value-type="percentage" office:value="0.96" calcext:value-type="percentage">
            <text:p>96.00%</text:p>
          </table:table-cell>
          <table:table-cell table:style-name="ce45" office:value-type="percentage" office:value="0.93" calcext:value-type="percentage">
            <text:p>93.00%</text:p>
          </table:table-cell>
          <table:table-cell table:style-name="ce45" office:value-type="percentage" office:value="0.98" calcext:value-type="percentage">
            <text:p>98.00%</text:p>
          </table:table-cell>
          <table:table-cell table:style-name="ce45" office:value-type="percentage" office:value="0.94" calcext:value-type="percentage">
            <text:p>94.00%</text:p>
          </table:table-cell>
          <table:table-cell table:style-name="ce45" office:value-type="percentage" office:value="0.91" calcext:value-type="percentage">
            <text:p>91.00%</text:p>
          </table:table-cell>
          <table:table-cell table:style-name="ce45" table:number-columns-repeated="2"/>
          <table:table-cell table:style-name="ce9" table:number-columns-repeated="2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F-Score</text:p>
          </table:table-cell>
          <table:table-cell table:style-name="ce34"/>
          <table:table-cell table:style-name="ce37"/>
          <table:table-cell table:style-name="ce37" office:value-type="percentage" office:value="0.92" calcext:value-type="percentage">
            <text:p>92.0%</text:p>
          </table:table-cell>
          <table:table-cell table:style-name="ce37" office:value-type="percentage" office:value="0.95" calcext:value-type="percentage">
            <text:p>95.0%</text:p>
          </table:table-cell>
          <table:table-cell table:style-name="ce45" office:value-type="percentage" office:value="0.94" calcext:value-type="percentage">
            <text:p>94.00%</text:p>
          </table:table-cell>
          <table:table-cell table:style-name="ce45" office:value-type="percentage" office:value="0.91" calcext:value-type="percentage">
            <text:p>91.00%</text:p>
          </table:table-cell>
          <table:table-cell table:style-name="ce45" office:value-type="percentage" office:value="0.95" calcext:value-type="percentage">
            <text:p>95.00%</text:p>
          </table:table-cell>
          <table:table-cell table:style-name="ce45" office:value-type="percentage" office:value="0.93" calcext:value-type="percentage">
            <text:p>93.00%</text:p>
          </table:table-cell>
          <table:table-cell table:style-name="ce45" office:value-type="percentage" office:value="0.9" calcext:value-type="percentage">
            <text:p>90.00%</text:p>
          </table:table-cell>
          <table:table-cell table:style-name="ce45" table:number-columns-repeated="2"/>
          <table:table-cell table:style-name="ce9" table:number-columns-repeated="2"/>
        </table:table-row>
        <table:table-row table:style-name="ro1">
          <table:table-cell/>
          <table:table-cell table:style-name="ce28" office:value-type="string" calcext:value-type="string">
            <text:p>Precision</text:p>
          </table:table-cell>
          <table:table-cell table:style-name="ce35" office:value-type="percentage" office:value="0.57" calcext:value-type="percentage">
            <text:p>57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9" office:value-type="percentage" office:value="0.71" calcext:value-type="percentage">
            <text:p>71.00%</text:p>
          </table:table-cell>
          <table:table-cell table:style-name="ce44" office:value-type="percentage" office:value="0.66" calcext:value-type="percentage">
            <text:p>66.00%</text:p>
          </table:table-cell>
          <table:table-cell table:style-name="ce35" office:value-type="percentage" office:value="0.57" calcext:value-type="percentage">
            <text:p>57.00%</text:p>
          </table:table-cell>
          <table:table-cell table:style-name="ce35" office:value-type="percentage" office:value="0.22" calcext:value-type="percentage">
            <text:p>22.00%</text:p>
          </table:table-cell>
          <table:table-cell table:style-name="ce39" office:value-type="percentage" office:value="0.77" calcext:value-type="percentage">
            <text:p>77.00%</text:p>
          </table:table-cell>
          <table:table-cell table:style-name="ce35" office:value-type="percentage" office:value="0.48" calcext:value-type="percentage">
            <text:p>48.00%</text:p>
          </table:table-cell>
          <table:table-cell table:style-name="ce35" office:value-type="percentage" office:value="0.36" calcext:value-type="percentage">
            <text:p>36.00%</text:p>
          </table:table-cell>
          <table:table-cell table:number-columns-repeated="2" table:style-name="ce39" office:value-type="percentage" office:value="0.7" calcext:value-type="percentage">
            <text:p>70.00%</text:p>
          </table:table-cell>
          <table:table-cell table:style-name="ce36" table:number-columns-repeated="2"/>
        </table:table-row>
        <table:table-row table:style-name="ro1">
          <table:table-cell/>
          <table:table-cell table:style-name="ce26" office:value-type="string" calcext:value-type="string">
            <text:p>Recall</text:p>
          </table:table-cell>
          <table:table-cell table:style-name="ce34" office:value-type="percentage" office:value="0.14" calcext:value-type="percentage">
            <text:p>14.0%</text:p>
          </table:table-cell>
          <table:table-cell table:style-name="ce34" office:value-type="percentage" office:value="0.23" calcext:value-type="percentage">
            <text:p>23.0%</text:p>
          </table:table-cell>
          <table:table-cell table:style-name="ce40" office:value-type="percentage" office:value="0.62" calcext:value-type="percentage">
            <text:p>62.0%</text:p>
          </table:table-cell>
          <table:table-cell table:style-name="ce34" office:value-type="percentage" office:value="0.46" calcext:value-type="percentage">
            <text:p>46.0%</text:p>
          </table:table-cell>
          <table:table-cell table:style-name="ce45" office:value-type="percentage" office:value="0.33" calcext:value-type="percentage">
            <text:p>33.00%</text:p>
          </table:table-cell>
          <table:table-cell table:style-name="ce45" office:value-type="percentage" office:value="0.14" calcext:value-type="percentage">
            <text:p>14.00%</text:p>
          </table:table-cell>
          <table:table-cell table:style-name="ce45" office:value-type="percentage" office:value="0.42" calcext:value-type="percentage">
            <text:p>42.00%</text:p>
          </table:table-cell>
          <table:table-cell table:style-name="ce45" office:value-type="percentage" office:value="0.43" calcext:value-type="percentage">
            <text:p>43.00%</text:p>
          </table:table-cell>
          <table:table-cell table:style-name="ce45" office:value-type="percentage" office:value="0.31" calcext:value-type="percentage">
            <text:p>31.00%</text:p>
          </table:table-cell>
          <table:table-cell table:style-name="ce44" office:value-type="percentage" office:value="0.69" calcext:value-type="percentage">
            <text:p>69.00%</text:p>
          </table:table-cell>
          <table:table-cell table:style-name="ce44" office:value-type="percentage" office:value="0.64" calcext:value-type="percentage">
            <text:p>64.00%</text:p>
          </table:table-cell>
          <table:table-cell table:style-name="ce9" table:number-columns-repeated="2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41" table:number-columns-repeated="2"/>
          <table:table-cell table:style-name="ce9"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formula="of:=([.E24]*0.95+[.E27]*0.05)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style-name="ce36" table:number-columns-repeated="2"/>
          <table:table-cell table:formula="of:=([.E25]*0.95+[.E28]*0.05)" office:value-type="float" office:value="0.924" calcext:value-type="float">
            <text:p>0.924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9" table:number-columns-repeated="3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Best to not go over 20 iteratio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 wider selection of users is more useful than anything else (performance was seen to drop each time a new user was selected)</text:p>
          </table:table-cell>
          <table:table-cell table:number-columns-repeated="13"/>
        </table:table-row>
      </table:table>
      <table:table table:name="TimeSeriesAnalysis" table:style-name="ta1">
        <table:table-column table:style-name="co12" table:default-cell-style-name="Default"/>
        <table:table-column table:style-name="co13" table:default-cell-style-name="Default"/>
        <table:table-column table:style-name="co1" table:default-cell-style-name="ce49"/>
        <table:table-column table:style-name="co1" table:default-cell-style-name="ce11"/>
        <table:table-column table:style-name="co1" table:number-columns-repeated="6" table:default-cell-style-name="Default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Non-play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rows</text:p>
          </table:table-cell>
          <table:table-cell table:style-name="ce16" office:value-type="float" office:value="3856147" calcext:value-type="float">
            <text:p>3856147</text:p>
          </table:table-cell>
          <table:table-cell table:style-name="ce16" office:value-type="float" office:value="361081" calcext:value-type="float">
            <text:p>361081</text:p>
          </table:table-cell>
          <table:table-cell table:style-name="ce16" office:value-type="float" office:value="4217228" calcext:value-type="float">
            <text:p>4217228</text:p>
          </table:table-cell>
          <table:table-cell table:style-name="ce9" table:formula="of:=[.C7]/[.E7]" office:value-type="percentage" office:value="0.914379540304674" calcext:value-type="percentage">
            <text:p>91.44%</text:p>
          </table:table-cell>
          <table:table-cell table:style-name="ce9" table:formula="of:=[.D7]/[.E7]" office:value-type="percentage" office:value="0.0856204596953259" calcext:value-type="percentage">
            <text:p>8.56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re no plays in 24 hrs</text:p>
          </table:table-cell>
          <table:table-cell table:style-name="ce16" office:value-type="float" office:value="3261587" calcext:value-type="float">
            <text:p>3261587</text:p>
          </table:table-cell>
          <table:table-cell table:style-name="ce16" office:value-type="float" office:value="36619" calcext:value-type="float">
            <text:p>36619</text:p>
          </table:table-cell>
          <table:table-cell table:style-name="ce16" table:formula="of:=SUM([.C8:.D8])" office:value-type="float" office:value="3298206" calcext:value-type="float">
            <text:p>329820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4" table:formula="of:=[.D8]/[.D7]" office:value-type="percentage" office:value="0.101414917982392" calcext:value-type="percentage">
            <text:p>10.14%</text:p>
          </table:table-cell>
          <table:table-cell table:style-name="ce16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lays</text:p>
          </table:table-cell>
          <table:table-cell office:value-type="float" office:value="361081" calcext:value-type="float">
            <text:p>361,0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274985" calcext:value-type="float">
            <text:p>274,9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102522" calcext:value-type="float">
            <text:p>102,522</text:p>
          </table:table-cell>
          <table:table-cell table:formula="of:=[.C15]/[.C14]" office:value-type="percentage" office:value="0.372827608778661" calcext:value-type="percentage">
            <text:p>37.3%</text:p>
          </table:table-cell>
          <table:table-cell table:number-columns-repeated="6"/>
        </table:table-row>
        <table:table-row table:style-name="ro1">
          <table:table-cell/>
          <table:table-cell table:style-name="ce48" office:value-type="string" calcext:value-type="string">
            <text:p><text:s text:c="4"/>of which t-24hrs is a non-play</text:p>
          </table:table-cell>
          <table:table-cell table:style-name="ce50" office:value-type="float" office:value="172463" calcext:value-type="float">
            <text:p>172,463</text:p>
          </table:table-cell>
          <table:table-cell table:style-name="ce52" table:formula="of:=[.C16]/[.C14]" office:value-type="percentage" office:value="0.627172391221339" calcext:value-type="percentage">
            <text:p>62.7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86096" calcext:value-type="float">
            <text:p>86,096</text:p>
          </table:table-cell>
          <table:table-cell table:number-columns-repeated="2"/>
          <table:table-cell office:value-type="string" calcext:value-type="string">
            <text:p>Predicting this group is ha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3478" calcext:value-type="float">
            <text:p>23,478</text:p>
          </table:table-cell>
          <table:table-cell table:formula="of:=[.C18]/[.C17]" office:value-type="percentage" office:value="0.272695595614198" calcext:value-type="percentage">
            <text:p>27.3%</text:p>
          </table:table-cell>
          <table:table-cell table:number-columns-repeated="4"/>
          <table:table-cell office:value-type="float" office:value="16427" calcext:value-type="float">
            <text:p>164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2618" calcext:value-type="float">
            <text:p>62,618</text:p>
          </table:table-cell>
          <table:table-cell table:formula="of:=[.C19]/[.C17]" office:value-type="percentage" office:value="0.727304404385802" calcext:value-type="percentage">
            <text:p>72.7%</text:p>
          </table:table-cell>
          <table:table-cell table:number-columns-repeated="4"/>
          <table:table-cell office:value-type="float" office:value="2643765" calcext:value-type="float">
            <text:p>2643765</text:p>
          </table:table-cell>
          <table:table-cell table:style-name="ce9" table:formula="of:=[.I18]/[.I19]" office:value-type="percentage" office:value="0.00621348720480073" calcext:value-type="percentage">
            <text:p>0.62%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of which t-1 week is a pl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of which t-1 week is a non-pla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n-Plays</text:p>
          </table:table-cell>
          <table:table-cell office:value-type="float" office:value="3856147" calcext:value-type="float">
            <text:p>3,856,1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of which t-1 is a play</text:p>
          </table:table-cell>
          <table:table-cell office:value-type="float" office:value="86088" calcext:value-type="float">
            <text:p>86,088</text:p>
          </table:table-cell>
          <table:table-cell table:formula="of:=[.C26]/[.C25]" office:value-type="percentage" office:value="0.0223248750631135" calcext:value-type="percentage">
            <text:p>2.2%</text:p>
          </table:table-cell>
          <table:table-cell/>
          <table:table-cell office:value-type="string" calcext:value-type="string">
            <text:p>Fallacy of just using T-1 to dec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of which t-24hrs is a play</text:p>
          </table:table-cell>
          <table:table-cell office:value-type="float" office:value="21574" calcext:value-type="float">
            <text:p>21,574</text:p>
          </table:table-cell>
          <table:table-cell table:formula="of:=[.C27]/[.C26]" office:value-type="percentage" office:value="0.250604033082427" calcext:value-type="percentage">
            <text:p>25.1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4"/>of which t-24hrs is a non-play</text:p>
          </table:table-cell>
          <table:table-cell office:value-type="float" office:value="64514" calcext:value-type="float">
            <text:p>64,514</text:p>
          </table:table-cell>
          <table:table-cell table:formula="of:=[.C28]/[.C26]" office:value-type="percentage" office:value="0.749395966917573" calcext:value-type="percentage">
            <text:p>74.9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"/>of which t-1 is a non-play</text:p>
          </table:table-cell>
          <table:table-cell office:value-type="float" office:value="3770059" calcext:value-type="float">
            <text:p>3,770,059</text:p>
          </table:table-cell>
          <table:table-cell table:formula="of:=[.C29]/[.C25]" office:value-type="percentage" office:value="0.977675124936886" calcext:value-type="percentage">
            <text:p>97.8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51" table:formula="of:=SUM([.C25];[.C13])" office:value-type="float" office:value="4217228" calcext:value-type="float">
            <text:p>4,217,228</text:p>
          </table:table-cell>
          <table:table-cell table:style-name="Default"/>
          <table:table-cell table:number-columns-repeated="6"/>
        </table:table-row>
      </table:table>
      <table:table table:name="LogisticRegression" table:style-name="ta1">
        <office:forms form:automatic-focus="false" form:apply-design-mode="false"/>
        <table:shapes>
          <draw:frame draw:z-index="0" draw:style-name="gr2" draw:text-style-name="P3" svg:width="159.99mm" svg:height="89.99mm" svg:x="55.06mm" svg:y="28.98mm">
            <loext:p draw:notify-on-update-of-ranges="LogisticRegression.B3:LogisticRegression.B3 LogisticRegression.B4:LogisticRegression.B19 LogisticRegression.D3:LogisticRegression.D3 LogisticRegression.D4:LogisticRegression.D19 LogisticRegression.E3:LogisticRegression.E3 LogisticRegression.E4:LogisticRegression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4"/>
        <table:table-column table:style-name="co1" table:default-cell-style-name="ce55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53" office:value-type="string" calcext:value-type="string">
            <text:p>Field</text:p>
          </table:table-cell>
          <table:table-cell table:style-name="ce1" office:value-type="string" calcext:value-type="string">
            <text:p>Log Reg.</text:p>
          </table:table-cell>
          <table:table-cell table:style-name="ce57" office:value-type="string" calcext:value-type="string">
            <text:p>Prediction</text:p>
          </table:table-cell>
          <table:table-cell table:style-name="ce57" office:value-type="string" calcext:value-type="string">
            <text:p>Recal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-1</text:p>
          </table:table-cell>
          <table:table-cell table:style-name="ce54" office:value-type="float" office:value="3.99677" calcext:value-type="float">
            <text:p>3.99677</text:p>
          </table:table-cell>
          <table:table-cell table:style-name="ce58" office:value-type="percentage" office:value="0.758" calcext:value-type="percentage">
            <text:p>75.80%</text:p>
          </table:table-cell>
          <table:table-cell table:style-name="ce9" office:value-type="percentage" office:value="0.66" calcext:value-type="percentage">
            <text:p>66.00%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2">
          <table:table-cell/>
          <table:table-cell office:value-type="string" calcext:value-type="string">
            <text:p>t-2</text:p>
          </table:table-cell>
          <table:table-cell office:value-type="float" office:value="0.6665" calcext:value-type="float">
            <text:p>0.66650</text:p>
          </table:table-cell>
          <table:table-cell table:style-name="ce58" office:value-type="percentage" office:value="0.69" calcext:value-type="percentage">
            <text:p>69.00%</text:p>
          </table:table-cell>
          <table:table-cell table:style-name="ce9" office:value-type="percentage" office:value="0.76" calcext:value-type="percentage">
            <text:p>76.00%</text:p>
          </table:table-cell>
          <table:table-cell/>
          <table:table-cell table:style-name="ce54" office:value-type="string" calcext:value-type="string">
            <text:p>t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3</text:p>
          </table:table-cell>
          <table:table-cell office:value-type="float" office:value="0.42272" calcext:value-type="float">
            <text:p>0.42272</text:p>
          </table:table-cell>
          <table:table-cell table:style-name="ce58" office:value-type="percentage" office:value="0.71" calcext:value-type="percentage">
            <text:p>71.00%</text:p>
          </table:table-cell>
          <table:table-cell table:style-name="ce9" office:value-type="percentage" office:value="0.76" calcext:value-type="percentage">
            <text:p>76.00%</text:p>
          </table:table-cell>
          <table:table-cell/>
          <table:table-cell table:style-name="ce54" office:value-type="string" calcext:value-type="string">
            <text:p>t-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4</text:p>
          </table:table-cell>
          <table:table-cell office:value-type="float" office:value="0.4008" calcext:value-type="float">
            <text:p>0.40080</text:p>
          </table:table-cell>
          <table:table-cell table:style-name="ce58" office:value-type="percentage" office:value="0.73" calcext:value-type="percentage">
            <text:p>73.00%</text:p>
          </table:table-cell>
          <table:table-cell table:style-name="ce9" office:value-type="percentage" office:value="0.75" calcext:value-type="percentage">
            <text:p>75.00%</text:p>
          </table:table-cell>
          <table:table-cell/>
          <table:table-cell table:style-name="ce54" office:value-type="string" calcext:value-type="string">
            <text:p>t-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5</text:p>
          </table:table-cell>
          <table:table-cell office:value-type="float" office:value="0.49478" calcext:value-type="float">
            <text:p>0.49478</text:p>
          </table:table-cell>
          <table:table-cell table:style-name="ce58" office:value-type="percentage" office:value="0.685" calcext:value-type="percentage">
            <text:p>68.50%</text:p>
          </table:table-cell>
          <table:table-cell table:style-name="ce9" office:value-type="percentage" office:value="0.76" calcext:value-type="percentage">
            <text:p>76.00%</text:p>
          </table:table-cell>
          <table:table-cell/>
          <table:table-cell table:style-name="ce54" office:value-type="string" calcext:value-type="string">
            <text:p>t-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3.5 hrs</text:p>
          </table:table-cell>
          <table:table-cell office:value-type="float" office:value="1.12593" calcext:value-type="float">
            <text:p>1.12593</text:p>
          </table:table-cell>
          <table:table-cell table:style-name="ce58" office:value-type="percentage" office:value="0.7" calcext:value-type="percentage">
            <text:p>70.00%</text:p>
          </table:table-cell>
          <table:table-cell table:style-name="ce9" office:value-type="percentage" office:value="0.764" calcext:value-type="percentage">
            <text:p>76.40%</text:p>
          </table:table-cell>
          <table:table-cell/>
          <table:table-cell table:style-name="ce54" office:value-type="string" calcext:value-type="string">
            <text:p>t-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4hrs</text:p>
          </table:table-cell>
          <table:table-cell office:value-type="float" office:value="0.55006" calcext:value-type="float">
            <text:p>0.55006</text:p>
          </table:table-cell>
          <table:table-cell table:style-name="ce58" office:value-type="percentage" office:value="0.67" calcext:value-type="percentage">
            <text:p>67.00%</text:p>
          </table:table-cell>
          <table:table-cell table:style-name="ce9" office:value-type="percentage" office:value="0.78" calcext:value-type="percentage">
            <text:p>78.00%</text:p>
          </table:table-cell>
          <table:table-cell/>
          <table:table-cell table:style-name="ce54" office:value-type="string" calcext:value-type="string">
            <text:p>t-23.5 h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-24.5 hrs</text:p>
          </table:table-cell>
          <table:table-cell office:value-type="float" office:value="0.5348" calcext:value-type="float">
            <text:p>0.53480</text:p>
          </table:table-cell>
          <table:table-cell table:style-name="ce58" office:value-type="percentage" office:value="0.6" calcext:value-type="percentage">
            <text:p>60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54" office:value-type="string" calcext:value-type="string">
            <text:p>t-24hrs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isSat</text:p>
          </table:table-cell>
          <table:table-cell table:style-name="ce56" office:value-type="float" office:value="-0.27923" calcext:value-type="float">
            <text:p>-0.27923</text:p>
          </table:table-cell>
          <table:table-cell table:style-name="ce58" office:value-type="percentage" office:value="0.61" calcext:value-type="percentage">
            <text:p>61.00%</text:p>
          </table:table-cell>
          <table:table-cell table:style-name="ce9" office:value-type="percentage" office:value="0.8" calcext:value-type="percentage">
            <text:p>80.00%</text:p>
          </table:table-cell>
          <table:table-cell/>
          <table:table-cell table:style-name="ce54"/>
          <table:table-cell table:number-columns-repeated="2"/>
        </table:table-row>
        <table:table-row table:style-name="ro2">
          <table:table-cell/>
          <table:table-cell office:value-type="string" calcext:value-type="string">
            <text:p>isSun</text:p>
          </table:table-cell>
          <table:table-cell office:value-type="float" office:value="-0.2322" calcext:value-type="float">
            <text:p>-0.23220</text:p>
          </table:table-cell>
          <table:table-cell table:style-name="ce58" office:value-type="percentage" office:value="0.6" calcext:value-type="percentage">
            <text:p>60.00%</text:p>
          </table:table-cell>
          <table:table-cell table:style-name="ce9" office:value-type="percentage" office:value="0.8" calcext:value-type="percentage">
            <text:p>80.00%</text:p>
          </table:table-cell>
          <table:table-cell/>
          <table:table-cell table:style-name="ce54"/>
          <table:table-cell table:number-columns-repeated="2"/>
        </table:table-row>
        <table:table-row table:style-name="ro2">
          <table:table-cell/>
          <table:table-cell office:value-type="string" calcext:value-type="string">
            <text:p>isMon</text:p>
          </table:table-cell>
          <table:table-cell table:style-name="ce56" office:value-type="float" office:value="-0.10579" calcext:value-type="float">
            <text:p>-0.10579</text:p>
          </table:table-cell>
          <table:table-cell table:style-name="ce58" office:value-type="percentage" office:value="0.6" calcext:value-type="percentage">
            <text:p>60.00%</text:p>
          </table:table-cell>
          <table:table-cell table:style-name="ce9" office:value-type="percentage" office:value="0.8" calcext:value-type="percentage">
            <text:p>80.00%</text:p>
          </table:table-cell>
          <table:table-cell/>
          <table:table-cell table:style-name="ce54" office:value-type="string" calcext:value-type="string">
            <text:p>t-24.5 hr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Tue</text:p>
          </table:table-cell>
          <table:table-cell table:style-name="ce56" office:value-type="float" office:value="-0.14689" calcext:value-type="float">
            <text:p>-0.14689</text:p>
          </table:table-cell>
          <table:table-cell table:style-name="ce58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54" office:value-type="string" calcext:value-type="string">
            <text:p>HrsFrom5p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Wed</text:p>
          </table:table-cell>
          <table:table-cell table:style-name="ce56" office:value-type="float" office:value="-0.12977" calcext:value-type="float">
            <text:p>-0.12977</text:p>
          </table:table-cell>
          <table:table-cell table:style-name="ce58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54" office:value-type="string" calcext:value-type="string">
            <text:p>isSu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Thu</text:p>
          </table:table-cell>
          <table:table-cell table:style-name="ce56" office:value-type="float" office:value="-0.14111" calcext:value-type="float">
            <text:p>-0.14111</text:p>
          </table:table-cell>
          <table:table-cell table:style-name="ce58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54" office:value-type="string" calcext:value-type="string">
            <text:p>isM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Fri</text:p>
          </table:table-cell>
          <table:table-cell table:style-name="ce56" office:value-type="float" office:value="-0.19522" calcext:value-type="float">
            <text:p>-0.19522</text:p>
          </table:table-cell>
          <table:table-cell table:style-name="ce58" office:value-type="percentage" office:value="0.61" calcext:value-type="percentage">
            <text:p>61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54" office:value-type="string" calcext:value-type="string">
            <text:p>isT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rsFrom5pm</text:p>
          </table:table-cell>
          <table:table-cell office:value-type="float" office:value="-0.05715" calcext:value-type="float">
            <text:p>-0.05715</text:p>
          </table:table-cell>
          <table:table-cell table:style-name="ce58" office:value-type="percentage" office:value="0.63" calcext:value-type="percentage">
            <text:p>63.00%</text:p>
          </table:table-cell>
          <table:table-cell table:style-name="ce9" office:value-type="percentage" office:value="0.79" calcext:value-type="percentage">
            <text:p>79.00%</text:p>
          </table:table-cell>
          <table:table-cell/>
          <table:table-cell table:style-name="ce54" office:value-type="string" calcext:value-type="string">
            <text:p>isWed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56"/>
          <table:table-cell table:style-name="ce9"/>
          <table:table-cell/>
          <table:table-cell table:style-name="ce54" office:value-type="string" calcext:value-type="string">
            <text:p>isThu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56"/>
          <table:table-cell table:number-columns-repeated="2"/>
          <table:table-cell table:style-name="ce54" office:value-type="string" calcext:value-type="string">
            <text:p>isFri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isSa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53" office:value-type="string" calcext:value-type="string">
            <text:p>Field</text:p>
          </table:table-cell>
          <table:table-cell table:style-name="ce1" office:value-type="string" calcext:value-type="string">
            <text:p>Log Reg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1</text:p>
          </table:table-cell>
          <table:table-cell table:style-name="ce54" office:value-type="float" office:value="3.99677" calcext:value-type="float">
            <text:p>3.996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</text:p>
          </table:table-cell>
          <table:table-cell office:value-type="float" office:value="0.6665" calcext:value-type="float">
            <text:p>0.666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3</text:p>
          </table:table-cell>
          <table:table-cell office:value-type="float" office:value="0.42272" calcext:value-type="float">
            <text:p>0.422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4</text:p>
          </table:table-cell>
          <table:table-cell office:value-type="float" office:value="0.4008" calcext:value-type="float">
            <text:p>0.400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5</text:p>
          </table:table-cell>
          <table:table-cell office:value-type="float" office:value="0.49478" calcext:value-type="float">
            <text:p>0.494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3.5 hrs</text:p>
          </table:table-cell>
          <table:table-cell office:value-type="float" office:value="1.12593" calcext:value-type="float">
            <text:p>1.125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4hrs</text:p>
          </table:table-cell>
          <table:table-cell office:value-type="float" office:value="0.55006" calcext:value-type="float">
            <text:p>0.550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-24.5 hrs</text:p>
          </table:table-cell>
          <table:table-cell office:value-type="float" office:value="0.5348" calcext:value-type="float">
            <text:p>0.534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sSun</text:p>
          </table:table-cell>
          <table:table-cell office:value-type="float" office:value="-0.2322" calcext:value-type="float">
            <text:p>-0.23220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isSat</text:p>
          </table:table-cell>
          <table:table-cell table:style-name="ce56" office:value-type="float" office:value="-0.27923" calcext:value-type="float">
            <text:p>-0.27923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56"/>
          <table:table-cell table:number-columns-repeated="6"/>
        </table:table-row>
        <table:table-row table:style-name="ro1">
          <table:table-cell table:number-columns-repeated="2"/>
          <table:table-cell table:style-name="ce56"/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column table:style-name="co14" table:number-columns-repeated="5" table:default-cell-style-name="Default"/>
        <table:table-column table:style-name="co1" table:number-columns-repeated="3" table:default-cell-style-name="Default"/>
        <table:table-column table:style-name="co15" table:number-columns-repeated="3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Cost</text:p>
          </table:table-cell>
          <table:table-cell table:number-columns-repeated="5"/>
          <table:table-cell table:style-name="ce60" office:value-type="string" calcext:value-type="string">
            <text:p>Prediction</text:p>
          </table:table-cell>
          <table:table-cell table:style-name="ce60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60" office:value-type="string" calcext:value-type="string">
            <text:p>Actual</text:p>
          </table:table-cell>
          <table:table-cell office:value-type="string" calcext:value-type="string">
            <text:p>Non-Play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n-Pla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la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9" office:value-type="string" calcext:value-type="string" table:number-columns-spanned="2" table:number-rows-spanned="1">
            <text:p>Actual</text:p>
          </table:table-cell>
          <table:covered-table-cell table:style-name="ce61"/>
          <table:table-cell table:style-name="ce59" office:value-type="string" calcext:value-type="string" table:number-columns-spanned="2" table:number-rows-spanned="1">
            <text:p>Prediction</text:p>
          </table:table-cell>
          <table:covered-table-cell table:style-name="ce61"/>
          <table:table-cell table:style-name="ce64" office:value-type="string" calcext:value-type="string">
            <text:p>Cost</text:p>
          </table:table-cell>
          <table:table-cell table:style-name="ce64"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0" office:value-type="string" calcext:value-type="string">
            <text:p>0 (Non-Play)</text:p>
          </table:table-cell>
          <table:table-cell table:style-name="ce62" office:value-type="string" calcext:value-type="string">
            <text:p>1 (Play)</text:p>
          </table:table-cell>
          <table:table-cell table:style-name="ce60" office:value-type="string" calcext:value-type="string">
            <text:p>0 (Non-Play)</text:p>
          </table:table-cell>
          <table:table-cell table:style-name="ce62" office:value-type="string" calcext:value-type="string">
            <text:p>1 (Play)</text:p>
          </table:table-cell>
          <table:table-cell table:style-name="ce60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12" table:formula="of:=([.C13]-[.E13])+([.D13]-[.F13]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2" table:formula="of:=([.C14]-[.E14])^2+([.D14]-[.F14])^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2" table:formula="of:=([.C15]-[.E15])^2+([.D15]-[.F15])^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12" table:formula="of:=([.C16]-[.E16])^2+([.D16]-[.F16])^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5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2" table:number-columns-repeated="4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59" office:value-type="string" calcext:value-type="string" table:number-columns-spanned="2" table:number-rows-spanned="1">
            <text:p>Actual</text:p>
          </table:table-cell>
          <table:covered-table-cell table:style-name="ce61"/>
          <table:table-cell table:style-name="ce59" office:value-type="string" calcext:value-type="string" table:number-columns-spanned="2" table:number-rows-spanned="1">
            <text:p>Prediction</text:p>
          </table:table-cell>
          <table:covered-table-cell table:style-name="ce61"/>
          <table:table-cell table:style-name="ce64"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0" office:value-type="string" calcext:value-type="string">
            <text:p>0 (Non-Play)</text:p>
          </table:table-cell>
          <table:table-cell table:style-name="ce62" office:value-type="string" calcext:value-type="string">
            <text:p>1 (Play)</text:p>
          </table:table-cell>
          <table:table-cell table:style-name="ce60" office:value-type="string" calcext:value-type="string">
            <text:p>0 (Non-Play)</text:p>
          </table:table-cell>
          <table:table-cell table:style-name="ce62" office:value-type="string" calcext:value-type="string">
            <text:p>1 (Play)</text:p>
          </table:table-cell>
          <table:table-cell table:style-name="ce60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0"/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3]*[.C$23]" office:value-type="float" office:value="0" calcext:value-type="float">
            <text:p>0</text:p>
          </table:table-cell>
          <table:table-cell table:style-name="ce12" table:formula="of:=[.D13]*[.D$23]" office:value-type="float" office:value="2" calcext:value-type="float">
            <text:p>2</text:p>
          </table:table-cell>
          <table:table-cell table:style-name="ce12" table:formula="of:=[.E13]*[.E$23]" office:value-type="float" office:value="0" calcext:value-type="float">
            <text:p>0</text:p>
          </table:table-cell>
          <table:table-cell table:style-name="ce12" table:formula="of:=[.F13]*[.F$23]" office:value-type="float" office:value="3" calcext:value-type="float">
            <text:p>3</text:p>
          </table:table-cell>
          <table:table-cell table:style-name="ce12" table:formula="of:=([.C24]-[.E24])^2+([.D24]-[.F24])^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4]*[.C$23]" office:value-type="float" office:value="1" calcext:value-type="float">
            <text:p>1</text:p>
          </table:table-cell>
          <table:table-cell table:style-name="ce12" table:formula="of:=[.D14]*[.D$23]" office:value-type="float" office:value="0" calcext:value-type="float">
            <text:p>0</text:p>
          </table:table-cell>
          <table:table-cell table:style-name="ce12" table:formula="of:=[.E14]*[.E$23]" office:value-type="float" office:value="1" calcext:value-type="float">
            <text:p>1</text:p>
          </table:table-cell>
          <table:table-cell table:style-name="ce12" table:formula="of:=[.F14]*[.F$23]" office:value-type="float" office:value="0" calcext:value-type="float">
            <text:p>0</text:p>
          </table:table-cell>
          <table:table-cell table:style-name="ce12" table:formula="of:=([.C25]-[.E25])^2+([.D25]-[.F25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5]*[.C$23]" office:value-type="float" office:value="0" calcext:value-type="float">
            <text:p>0</text:p>
          </table:table-cell>
          <table:table-cell table:style-name="ce12" table:formula="of:=[.D15]*[.D$23]" office:value-type="float" office:value="2" calcext:value-type="float">
            <text:p>2</text:p>
          </table:table-cell>
          <table:table-cell table:style-name="ce12" table:formula="of:=[.E15]*[.E$23]" office:value-type="float" office:value="1" calcext:value-type="float">
            <text:p>1</text:p>
          </table:table-cell>
          <table:table-cell table:style-name="ce12" table:formula="of:=[.F15]*[.F$23]" office:value-type="float" office:value="0" calcext:value-type="float">
            <text:p>0</text:p>
          </table:table-cell>
          <table:table-cell table:style-name="ce12" table:formula="of:=([.C26]-[.E26])^2+([.D26]-[.F26])^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table:formula="of:=[.C16]*[.C$23]" office:value-type="float" office:value="1" calcext:value-type="float">
            <text:p>1</text:p>
          </table:table-cell>
          <table:table-cell table:style-name="ce12" table:formula="of:=[.D16]*[.D$23]" office:value-type="float" office:value="0" calcext:value-type="float">
            <text:p>0</text:p>
          </table:table-cell>
          <table:table-cell table:style-name="ce12" table:formula="of:=[.E16]*[.E$23]" office:value-type="float" office:value="0" calcext:value-type="float">
            <text:p>0</text:p>
          </table:table-cell>
          <table:table-cell table:style-name="ce12" table:formula="of:=[.F16]*[.F$23]" office:value-type="float" office:value="3" calcext:value-type="float">
            <text:p>3</text:p>
          </table:table-cell>
          <table:table-cell table:style-name="ce12" table:formula="of:=([.C27]-[.E27])^2+([.D27]-[.F27])^2"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6:26:46.952705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40:17.747077168</meta:creation-date>
    <dc:date>2017-08-22T19:08:45.259439526</dc:date>
    <meta:editing-duration>P7DT15H32M47S</meta:editing-duration>
    <meta:editing-cycles>113</meta:editing-cycles>
    <meta:generator>LibreOffice/5.1.6.2$Linux_X86_64 LibreOffice_project/10m0$Build-2</meta:generator>
    <meta:document-statistic meta:table-count="5" meta:cell-count="6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25cm" style:legend-expansion="high" chart:style-name="ch2"/>
        <chart:plot-area chart:style-name="ch3" table:cell-range-address="LogisticRegression.B3:LogisticRegression.B19 LogisticRegression.D3:LogisticRegression.E19" chart:data-source-has-labels="both" svg:x="0.32cm" svg:y="0.18cm" svg:width="12.353cm" svg:height="8.64cm">
          <chartooo:coordinate-region svg:x="1.841cm" svg:y="0.18cm" svg:width="10.683cm" svg:height="6.359cm"/>
          <chart:axis chart:dimension="x" chart:name="primary-x" chart:style-name="ch4" chartooo:axis-type="auto">
            <chartooo:date-scale/>
            <chart:categories table:cell-range-address="LogisticRegression.B4:LogisticRegression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gisticRegression.D4:LogisticRegression.D19" chart:label-cell-address="LogisticRegression.D3:LogisticRegression.D3" chart:class="chart:line">
            <chart:data-point chart:repeated="16"/>
          </chart:series>
          <chart:series chart:style-name="ch8" chart:values-cell-range-address="LogisticRegression.E4:LogisticRegression.E19" chart:label-cell-address="LogisticRegression.E3:LogisticRegression.E3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ion</text:p>
                <draw:g>
                  <svg:desc>LogisticRegression.D3:LogisticRegression.D3</svg:desc>
                </draw:g>
              </table:table-cell>
              <table:table-cell office:value-type="string">
                <text:p>Recall</text:p>
                <draw:g>
                  <svg:desc>LogisticRegression.E3:LogisticRegression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-1</text:p>
                <draw:g>
                  <svg:desc>LogisticRegression.B4:LogisticRegression.B19</svg:desc>
                </draw:g>
              </table:table-cell>
              <table:table-cell office:value-type="float" office:value="0.758">
                <text:p>0.758</text:p>
                <draw:g>
                  <svg:desc>LogisticRegression.D4:LogisticRegression.D19</svg:desc>
                </draw:g>
              </table:table-cell>
              <table:table-cell office:value-type="float" office:value="0.66">
                <text:p>0.66</text:p>
                <draw:g>
                  <svg:desc>LogisticRegression.E4:LogisticRegression.E19</svg:desc>
                </draw:g>
              </table:table-cell>
            </table:table-row>
            <table:table-row>
              <table:table-cell office:value-type="string">
                <text:p>t-2</text:p>
              </table:table-cell>
              <table:table-cell office:value-type="float" office:value="0.69">
                <text:p>0.6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3</text:p>
              </table:table-cell>
              <table:table-cell office:value-type="float" office:value="0.71">
                <text:p>0.7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4</text:p>
              </table:table-cell>
              <table:table-cell office:value-type="float" office:value="0.73">
                <text:p>0.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t-5</text:p>
              </table:table-cell>
              <table:table-cell office:value-type="float" office:value="0.685">
                <text:p>0.68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t-23.5 hrs</text:p>
              </table:table-cell>
              <table:table-cell office:value-type="float" office:value="0.7">
                <text:p>0.7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t-24hrs</text:p>
              </table:table-cell>
              <table:table-cell office:value-type="float" office:value="0.67">
                <text:p>0.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t-24.5 hrs</text:p>
              </table:table-cell>
              <table:table-cell office:value-type="float" office:value="0.6">
                <text:p>0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Sat</text:p>
              </table:table-cell>
              <table:table-cell office:value-type="float" office:value="0.61">
                <text:p>0.6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Sun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Mon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isTue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Wed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Thu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isFri</text:p>
              </table:table-cell>
              <table:table-cell office:value-type="float" office:value="0.61">
                <text:p>0.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HrsFrom5pm</text:p>
              </table:table-cell>
              <table:table-cell office:value-type="float" office:value="0.63">
                <text:p>0.63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